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0625in"/>
    </style:style>
    <style:style style:name="Table1.B" style:family="table-column">
      <style:table-column-properties style:column-width="2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10026" officeooo:paragraph-rsid="00110026"/>
    </style:style>
    <style:style style:name="P2" style:family="paragraph" style:parent-style-name="Standard">
      <style:text-properties style:font-name="Liberation Sans" fo:font-size="10pt" officeooo:rsid="00304d4e" officeooo:paragraph-rsid="00304d4e" style:font-size-asian="10pt" style:font-size-complex="10pt"/>
    </style:style>
    <style:style style:name="P3" style:family="paragraph" style:parent-style-name="Standard">
      <style:text-properties style:font-name="Liberation Sans" fo:font-size="10pt" officeooo:rsid="0038f7c1" officeooo:paragraph-rsid="0038f7c1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304d4e" officeooo:paragraph-rsid="00304d4e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Consolas" fo:font-size="9pt" officeooo:rsid="00304d4e" officeooo:paragraph-rsid="00304d4e" style:font-size-asian="9pt" style:font-size-complex="9pt"/>
    </style:style>
    <style:style style:name="P6" style:family="paragraph" style:parent-style-name="Standard" style:list-style-name="L1">
      <style:text-properties style:font-name="Liberation Sans" fo:font-size="10pt" officeooo:rsid="00304d4e" officeooo:paragraph-rsid="00304d4e" style:font-size-asian="10pt" style:font-size-complex="10pt"/>
    </style:style>
    <style:style style:name="P7" style:family="paragraph" style:parent-style-name="Standard" style:list-style-name="L1">
      <style:text-properties style:font-name="Liberation Sans" fo:font-size="10pt" officeooo:rsid="00304d4e" officeooo:paragraph-rsid="003a66f8" style:font-size-asian="10pt" style:font-size-complex="10pt"/>
    </style:style>
    <style:style style:name="P8" style:family="paragraph" style:parent-style-name="Standard" style:list-style-name="L2">
      <style:text-properties style:font-name="Liberation Sans" fo:font-size="10pt" officeooo:rsid="00304d4e" officeooo:paragraph-rsid="0038f7c1" style:font-size-asian="10pt" style:font-size-complex="10pt"/>
    </style:style>
    <style:style style:name="P9" style:family="paragraph" style:parent-style-name="Standard">
      <style:text-properties style:font-name="Liberation Sans" fo:font-size="10pt" officeooo:rsid="00304d4e" officeooo:paragraph-rsid="00447ec3" style:font-size-asian="10pt" style:font-size-complex="10pt"/>
    </style:style>
    <style:style style:name="P10" style:family="paragraph" style:parent-style-name="Standard">
      <style:text-properties style:font-name="Liberation Sans" fo:font-size="10pt" officeooo:rsid="00304d4e" officeooo:paragraph-rsid="00304d4e" style:font-size-asian="10pt" style:font-size-complex="10pt"/>
    </style:style>
    <style:style style:name="P11" style:family="paragraph" style:parent-style-name="Standard">
      <style:text-properties style:font-name="Liberation Sans" fo:font-size="10pt" officeooo:rsid="00447ec3" officeooo:paragraph-rsid="00447ec3" style:font-size-asian="10pt" style:font-size-complex="10pt"/>
    </style:style>
    <style:style style:name="P12" style:family="paragraph" style:parent-style-name="Standard" style:list-style-name="">
      <style:paragraph-properties fo:text-align="center" style:justify-single-word="false"/>
      <style:text-properties style:font-name="Liberation Sans" fo:font-size="10pt" officeooo:rsid="00447ec3" officeooo:paragraph-rsid="00447ec3" style:font-size-asian="10pt" style:font-size-complex="10pt"/>
    </style:style>
    <style:style style:name="P13" style:family="paragraph" style:parent-style-name="Standard" style:list-style-name="L2">
      <style:text-properties officeooo:paragraph-rsid="0038f7c1"/>
    </style:style>
    <style:style style:name="P14" style:family="paragraph" style:parent-style-name="Standard" style:list-style-name="L1">
      <style:paragraph-properties fo:text-align="center" style:justify-single-word="false"/>
      <style:text-properties style:font-name="Consolas" fo:font-size="10pt" officeooo:rsid="00304d4e" officeooo:paragraph-rsid="00304d4e" style:font-size-asian="10pt" style:font-size-complex="10pt"/>
    </style:style>
    <style:style style:name="P15" style:family="paragraph" style:parent-style-name="Standard">
      <style:text-properties style:font-name="Consolas" fo:font-size="10pt" officeooo:rsid="00304d4e" officeooo:paragraph-rsid="00447ec3" style:font-size-asian="10pt" style:font-size-complex="10pt"/>
    </style:style>
    <style:style style:name="P16" style:family="paragraph" style:parent-style-name="Standard">
      <style:text-properties fo:color="#3333ff" style:font-name="Consolas" fo:font-size="10pt" officeooo:rsid="00304d4e" officeooo:paragraph-rsid="00304d4e" style:font-size-asian="10pt" style:font-size-complex="10pt"/>
    </style:style>
    <style:style style:name="P17" style:family="paragraph" style:parent-style-name="Standard">
      <style:text-properties fo:color="#3333ff" style:font-name="Consolas" fo:font-size="10pt" officeooo:rsid="00304d4e" officeooo:paragraph-rsid="00447ec3" style:font-size-asian="10pt" style:font-size-complex="10pt"/>
    </style:style>
    <style:style style:name="P18" style:family="paragraph" style:parent-style-name="Standard">
      <style:text-properties fo:color="#3333ff" style:font-name="Consolas" fo:font-size="9pt" officeooo:rsid="00304d4e" officeooo:paragraph-rsid="00304d4e" style:font-size-asian="9pt" style:font-size-complex="9pt"/>
    </style:style>
    <style:style style:name="P19" style:family="paragraph" style:parent-style-name="Standard">
      <style:text-properties fo:color="#3333ff" style:font-name="Consolas" fo:font-size="9pt" officeooo:rsid="00304d4e" officeooo:paragraph-rsid="0053f41a" style:font-size-asian="9pt" style:font-size-complex="9pt"/>
    </style:style>
    <style:style style:name="P20" style:family="paragraph" style:parent-style-name="Standard">
      <style:text-properties fo:color="#3333ff" style:font-name="Liberation Sans" fo:font-size="10pt" officeooo:rsid="00304d4e" officeooo:paragraph-rsid="00447ec3" style:font-size-asian="10pt" style:font-size-complex="10pt"/>
    </style:style>
    <style:style style:name="P21" style:family="paragraph" style:parent-style-name="Standard">
      <style:text-properties fo:color="#3333ff" style:font-name="Liberation Sans" fo:font-size="10pt" officeooo:rsid="00304d4e" officeooo:paragraph-rsid="00304d4e" style:font-size-asian="10pt" style:font-size-complex="10pt"/>
    </style:style>
    <style:style style:name="P22" style:family="paragraph" style:parent-style-name="Standard">
      <style:text-properties fo:color="#3333ff" style:font-name="Liberation Sans" fo:font-size="10pt" officeooo:rsid="00304d4e" officeooo:paragraph-rsid="0052091c" style:font-size-asian="10pt" style:font-size-complex="10pt"/>
    </style:style>
    <style:style style:name="P23" style:family="paragraph" style:parent-style-name="Standard">
      <style:text-properties fo:color="#3333ff" style:font-name="Liberation Sans" fo:font-size="10pt" officeooo:rsid="00304d4e" officeooo:paragraph-rsid="0053f41a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fo:color="#3333ff" style:font-name="Liberation Sans" fo:font-size="10pt" fo:font-weight="normal" officeooo:rsid="00466dbd" officeooo:paragraph-rsid="00466dbd" style:font-size-asian="10pt" style:font-weight-asian="normal" style:font-size-complex="10pt" style:font-weight-complex="normal"/>
    </style:style>
    <style:style style:name="P25" style:family="paragraph" style:parent-style-name="Standard" style:list-style-name="L1">
      <style:paragraph-properties fo:break-before="page"/>
      <style:text-properties style:font-name="Liberation Sans" fo:font-size="10pt" officeooo:rsid="00304d4e" officeooo:paragraph-rsid="00304d4e" style:font-size-asian="10pt" style:font-size-complex="10pt"/>
    </style:style>
    <style:style style:name="P26" style:family="paragraph" style:parent-style-name="Table_20_Contents">
      <style:text-properties style:font-name="Consolas" fo:font-size="9pt" officeooo:rsid="00304d4e" officeooo:paragraph-rsid="00304d4e" style:font-size-asian="9pt" style:font-size-complex="9pt"/>
    </style:style>
    <style:style style:name="P27" style:family="paragraph" style:parent-style-name="Table_20_Contents">
      <style:text-properties style:font-name="Consolas" fo:font-size="9pt" officeooo:rsid="00447ec3" officeooo:paragraph-rsid="00447ec3" style:font-size-asian="9pt" style:font-size-complex="9pt"/>
    </style:style>
    <style:style style:name="P28" style:family="paragraph" style:parent-style-name="Table_20_Contents">
      <style:text-properties fo:color="#3333ff" style:font-name="Liberation Sans" fo:font-size="10pt" officeooo:rsid="00447ec3" officeooo:paragraph-rsid="00447ec3" style:font-size-asian="10pt" style:font-size-complex="10pt"/>
    </style:style>
    <style:style style:name="P29" style:family="paragraph" style:parent-style-name="Table_20_Contents">
      <style:text-properties fo:color="#3333ff" style:font-name="Liberation Sans" fo:font-size="10pt" officeooo:rsid="00447ec3" officeooo:paragraph-rsid="004a11f5" style:font-size-asian="10pt" style:font-size-complex="10pt"/>
    </style:style>
    <style:style style:name="P30" style:family="paragraph" style:parent-style-name="Table_20_Contents">
      <style:text-properties fo:color="#3333ff" style:font-name="Liberation Sans" fo:font-size="10pt" officeooo:rsid="00447ec3" officeooo:paragraph-rsid="004acf7f" style:font-size-asian="10pt" style:font-size-complex="10pt"/>
    </style:style>
    <style:style style:name="P31" style:family="paragraph" style:parent-style-name="Table_20_Contents">
      <style:text-properties fo:color="#3333ff" style:font-name="Liberation Sans" fo:font-size="10pt" officeooo:rsid="004a17e1" officeooo:paragraph-rsid="004a17e1" style:font-size-asian="10pt" style:font-size-complex="10pt"/>
    </style:style>
    <style:style style:name="P32" style:family="paragraph" style:parent-style-name="Table_20_Contents">
      <style:text-properties fo:color="#3333ff" style:font-name="Consolas" fo:font-size="9pt" officeooo:rsid="00447ec3" officeooo:paragraph-rsid="00447ec3" style:font-size-asian="9pt" style:font-size-complex="9pt"/>
    </style:style>
    <style:style style:name="P33" style:family="paragraph" style:parent-style-name="Table_20_Contents">
      <style:text-properties fo:color="#3333ff" style:font-name="Consolas" fo:font-size="9pt" officeooo:rsid="004a11f5" officeooo:paragraph-rsid="004a17e1" style:font-size-asian="9pt" style:font-size-complex="9pt"/>
    </style:style>
    <style:style style:name="P34" style:family="paragraph" style:parent-style-name="Table_20_Contents">
      <style:text-properties fo:color="#3333ff" style:font-name="Consolas" fo:font-size="9pt" officeooo:rsid="004a11f5" officeooo:paragraph-rsid="004a11f5" style:font-size-asian="9pt" style:font-size-complex="9pt"/>
    </style:style>
    <style:style style:name="T1" style:family="text">
      <style:text-properties officeooo:rsid="00304d4e"/>
    </style:style>
    <style:style style:name="T2" style:family="text">
      <style:text-properties officeooo:rsid="0040e7c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19155" style:font-weight-asian="bold" style:font-weight-complex="bold"/>
    </style:style>
    <style:style style:name="T5" style:family="text">
      <style:text-properties fo:font-weight="bold" officeooo:rsid="003e56e1" style:font-weight-asian="bold" style:font-weight-complex="bold"/>
    </style:style>
    <style:style style:name="T6" style:family="text">
      <style:text-properties officeooo:rsid="00368e53"/>
    </style:style>
    <style:style style:name="T7" style:family="text">
      <style:text-properties style:font-name="Liberation Sans" fo:font-size="10pt" officeooo:rsid="00304d4e" style:font-size-asian="10pt" style:font-size-complex="10pt"/>
    </style:style>
    <style:style style:name="T8" style:family="text">
      <style:text-properties style:font-name="Liberation Sans" fo:font-size="10pt" officeooo:rsid="0035e8a5" style:font-size-asian="10pt" style:font-size-complex="10pt"/>
    </style:style>
    <style:style style:name="T9" style:family="text">
      <style:text-properties style:font-name="Liberation Sans" fo:font-size="10pt" officeooo:rsid="003a4184" style:font-size-asian="10pt" style:font-size-complex="10pt"/>
    </style:style>
    <style:style style:name="T10" style:family="text">
      <style:text-properties style:font-name="Liberation Sans" fo:font-size="10pt" officeooo:rsid="003c3083" style:font-size-asian="10pt" style:font-size-complex="10pt"/>
    </style:style>
    <style:style style:name="T11" style:family="text">
      <style:text-properties officeooo:rsid="003e56e1"/>
    </style:style>
    <style:style style:name="T12" style:family="text">
      <style:text-properties officeooo:rsid="00447ec3"/>
    </style:style>
    <style:style style:name="T13" style:family="text">
      <style:text-properties style:font-name="Consolas" officeooo:rsid="00447ec3"/>
    </style:style>
    <style:style style:name="T14" style:family="text">
      <style:text-properties style:font-name="Consolas" fo:font-size="9pt" officeooo:rsid="00503a70" style:font-size-asian="9pt" style:font-size-complex="9pt"/>
    </style:style>
    <style:style style:name="T15" style:family="text">
      <style:text-properties fo:color="#3333ff"/>
    </style:style>
    <style:style style:name="T16" style:family="text">
      <style:text-properties fo:color="#3333ff" style:font-name="Consolas"/>
    </style:style>
    <style:style style:name="T17" style:family="text">
      <style:text-properties fo:color="#3333ff" officeooo:rsid="00447ec3"/>
    </style:style>
    <style:style style:name="T18" style:family="text">
      <style:text-properties fo:color="#3333ff" officeooo:rsid="00503a70"/>
    </style:style>
    <style:style style:name="T19" style:family="text">
      <style:text-properties officeooo:rsid="00471e63"/>
    </style:style>
    <style:style style:name="T20" style:family="text">
      <style:text-properties officeooo:rsid="00482cbb"/>
    </style:style>
    <style:style style:name="T21" style:family="text">
      <style:text-properties officeooo:rsid="0048d788"/>
    </style:style>
    <style:style style:name="T22" style:family="text">
      <style:text-properties officeooo:rsid="004a11f5"/>
    </style:style>
    <style:style style:name="T23" style:family="text">
      <style:text-properties officeooo:rsid="004a17e1"/>
    </style:style>
    <style:style style:name="T24" style:family="text">
      <style:text-properties officeooo:rsid="004a93c7"/>
    </style:style>
    <style:style style:name="T25" style:family="text">
      <style:text-properties officeooo:rsid="00503a70"/>
    </style:style>
    <style:style style:name="T26" style:family="text">
      <style:text-properties officeooo:rsid="0052091c"/>
    </style:style>
    <style:style style:name="T27" style:family="text">
      <style:text-properties officeooo:rsid="0052ed66"/>
    </style:style>
    <style:style style:name="T28" style:family="text">
      <style:text-properties officeooo:rsid="00572a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45788369647350774" text:style-name="L1">
        <text:list-item>
          <text:p text:style-name="P6">What are the parts of a function definition? Give an example and identify those parts.</text:p>
        </text:list-item>
      </text:list>
      <text:p text:style-name="P2"><text:tab/><text:span text:style-name="T18">Function to focus on:</text:span></text:p>
      <text:p text:style-name="P21"><text:tab/><text:tab/><text:span text:style-name="T14">int thisIsMyCoolFunction(double some_param, string another_param = “hello”)</text:span></text:p>
      <text:p text:style-name="P18"><text:tab/><text:tab/><text:span text:style-name="T25">{</text:span></text:p>
      <text:p text:style-name="P18"><text:tab/><text:tab/> <text:s/><text:span text:style-name="T25">cout &lt;&lt; “I have no idea what I am doing: “ &lt;&lt; some_param &lt;&lt; “ “ &lt;&lt; another_param;</text:span></text:p>
      <text:p text:style-name="P18"><text:tab/><text:tab/> <text:s/><text:span text:style-name="T27">return -1;</text:span></text:p>
      <text:p text:style-name="P18"><text:tab/><text:tab/><text:span text:style-name="T25">}</text:span></text:p>
      <text:p text:style-name="P21"><text:tab/><text:span text:style-name="T25">Function header:</text:span></text:p>
      <text:p text:style-name="P22"/>
      <text:p text:style-name="P22"><text:tab/><text:tab/><text:span text:style-name="T14">int thisIsMyCoolFunction(double some_param, string another_param = “hello”)</text:span></text:p>
      <text:p text:style-name="P22"><text:tab/></text:p>
      <text:p text:style-name="P22"><text:span text:style-name="T25"><text:tab/>Function return type (first thing in the function definition):</text:span><text:tab/><text:span text:style-name="T14">int</text:span></text:p>
      <text:p text:style-name="P22"><text:tab/></text:p>
      <text:p text:style-name="P22"><text:span text:style-name="T25"><text:tab/>Function identifier/name:</text:span><text:tab/><text:span text:style-name="T14">thisIsMyCoolFunction</text:span></text:p>
      <text:p text:style-name="P22"><text:tab/></text:p>
      <text:p text:style-name="P22"><text:span text:style-name="T25"><text:tab/>Parameter list (parenthesis portion of the function header):</text:span></text:p>
      <text:p text:style-name="P22"><text:tab/></text:p>
      <text:p text:style-name="P22"><text:tab/><text:tab/><text:span text:style-name="T14">(double some_param, string another_param = “hello”)</text:span></text:p>
      <text:p text:style-name="P21"><text:tab/></text:p>
      <text:p text:style-name="P21"><text:tab/><text:span text:style-name="T26">Function body (and, if need to specify, the return statement is “return -1”): </text:span></text:p>
      <text:p text:style-name="P23"><text:tab/><text:tab/><text:span text:style-name="T14">{</text:span></text:p>
      <text:p text:style-name="P19"><text:tab/><text:tab/> <text:s/><text:span text:style-name="T25">cout &lt;&lt; “I have no idea what I am doing: “ &lt;&lt; some_param &lt;&lt; “ “ &lt;&lt; another_param;</text:span></text:p>
      <text:p text:style-name="P19"><text:tab/><text:tab/> <text:s/><text:span text:style-name="T27">return -1;</text:span></text:p>
      <text:p text:style-name="P19"><text:tab/><text:tab/><text:span text:style-name="T25">}</text:span></text:p>
      <text:list xml:id="list22255276163625" text:continue-numbering="true" text:style-name="L1">
        <text:list-item>
          <text:p text:style-name="P6">Give a definition example of a void function that prints a string and, if the function caller does not supply a string, prints "NO_MESSAGE_SUPPLIED".</text:p>
        </text:list-item>
      </text:list>
      <text:p text:style-name="P2"/>
      <text:p text:style-name="P11"><text:tab/><text:span text:style-name="T16">void printString(string str = “NO_MESSAGE_SUPPLIED”)</text:span></text:p>
      <text:p text:style-name="P16"><text:tab/><text:span text:style-name="T12">{</text:span></text:p>
      <text:p text:style-name="P16"><text:tab/> <text:s/><text:span text:style-name="T12">cout &lt;&lt; str &lt;&lt; endl;</text:span></text:p>
      <text:p text:style-name="P16"><text:tab/><text:span text:style-name="T12">}</text:span></text:p>
      <text:p text:style-name="P2"/>
      <text:list xml:id="list22255432744366" text:continue-numbering="true" text:style-name="L1">
        <text:list-item>
          <text:p text:style-name="P6">Explain how the return keyword works.</text:p>
        </text:list-item>
      </text:list>
      <text:p text:style-name="P2"/>
      <text:p text:style-name="P9"><text:tab/><text:span text:style-name="T17">The return keyword works by terminating the execution of a function. While returning, the function will </text:span></text:p>
      <text:p text:style-name="P20"><text:span text:style-name="T12"><text:tab/>send either a variable or literal value that corresponds to the type of function it is (e.g. “return 0” or </text:span></text:p>
      <text:p text:style-name="P9"><text:span text:style-name="T17"><text:tab/>“return (a == b)”).</text:span></text:p>
      <text:p text:style-name="P2"/>
      <text:list xml:id="list22256103099413" text:continue-numbering="true" text:style-name="L1">
        <text:list-item>
          <text:p text:style-name="P6">Can a void function have a return statement inside of it? If not, why is that? If so, how does it work?</text:p>
        </text:list-item>
      </text:list>
      <text:p text:style-name="P2"/>
      <text:p text:style-name="P9"><text:tab/><text:span text:style-name="T17">A void function can have a return statement, however it does not return anything and simply exits the </text:span></text:p>
      <text:p text:style-name="P20"><text:span text:style-name="T12"><text:tab/>function.</text:span></text:p>
      <text:p text:style-name="P20"/>
      <text:p text:style-name="P20"><text:tab/><text:span text:style-name="T12">Example: </text:span></text:p>
      <text:p text:style-name="P20"><text:tab/><text:tab/><text:span text:style-name="T13">void myFunct(bool printHello)</text:span></text:p>
      <text:p text:style-name="P17"><text:tab/><text:tab/><text:span text:style-name="T12">{</text:span></text:p>
      <text:p text:style-name="P17"><text:tab/><text:tab/> <text:s/><text:span text:style-name="T12">if(!printHello)</text:span></text:p>
      <text:p text:style-name="P17"><text:tab/><text:tab/> <text:s/><text:span text:style-name="T21">{</text:span></text:p>
      <text:p text:style-name="P17"><text:tab/><text:tab/> <text:s text:c="3"/><text:span text:style-name="T12">return; <text:s/>// exits function</text:span></text:p>
      <text:p text:style-name="P17"><text:tab/><text:tab/> <text:s/><text:span text:style-name="T21">}</text:span></text:p>
      <text:p text:style-name="P17"><text:tab/><text:tab/> <text:s/><text:span text:style-name="T12">else</text:span></text:p>
      <text:p text:style-name="P17"><text:tab/><text:tab/> <text:s/><text:span text:style-name="T21">{</text:span></text:p>
      <text:p text:style-name="P17"><text:tab/><text:tab/> <text:s text:c="3"/><text:span text:style-name="T12">cout &lt;&lt; “Hello\n”;</text:span></text:p>
      <text:p text:style-name="P17"><text:tab/><text:tab/> <text:s/><text:span text:style-name="T21">}</text:span></text:p>
      <text:p text:style-name="P15"><text:span text:style-name="T15"><text:tab/><text:tab/></text:span><text:span text:style-name="T17">}</text:span></text:p>
      <text:p text:style-name="P12">&lt;<text:span text:style-name="T28">SOLUTIONS CONTINUE</text:span> ON NEXT PAGE&gt;</text:p>
      <text:list xml:id="list22256813773252" text:continue-numbering="true" text:style-name="L1">
        <text:list-item>
          <text:p text:style-name="P25">Observe the following program and its output, and make guesses on why that's occurring. Afterwards, try to think of a way to prevent the array from being edited after calling `printArrayMultByTwo`.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ROGRAM</text:p>
          </table:table-cell>
          <table:table-cell table:style-name="Table1.B1" office:value-type="string">
            <text:p text:style-name="P4">OUTPUT</text:p>
          </table:table-cell>
        </table:table-row>
        <table:table-row>
          <table:table-cell table:style-name="Table1.A2" office:value-type="string">
            <text:p text:style-name="P5">#include &lt;iostream&gt;</text:p>
            <text:p text:style-name="P5">using namespace std;</text:p>
            <text:p text:style-name="P5"/>
            <text:p text:style-name="P5">void printArrayMultByTwo(int int_list[], const int SIZE)</text:p>
            <text:p text:style-name="P5">{</text:p>
            <text:p text:style-name="P5"><text:s text:c="2"/>for(int i = 0; i &lt; SIZE; ++i)</text:p>
            <text:p text:style-name="P5"><text:s text:c="2"/>{</text:p>
            <text:p text:style-name="P5"><text:s text:c="4"/>int_list[i] *= 2;</text:p>
            <text:p text:style-name="P5"><text:s text:c="4"/>cout &lt;&lt; int_list[i] &lt;&lt; " ";</text:p>
            <text:p text:style-name="P5"><text:s text:c="2"/>}</text:p>
            <text:p text:style-name="P5"><text:s text:c="2"/>cout &lt;&lt; endl &lt;&lt; endl;</text:p>
            <text:p text:style-name="P5">}</text:p>
            <text:p text:style-name="P5"/>
            <text:p text:style-name="P5">int main()</text:p>
            <text:p text:style-name="P5">{</text:p>
            <text:p text:style-name="P5"><text:s text:c="2"/>const int LIST_SIZE = 5;</text:p>
            <text:p text:style-name="P5"><text:s text:c="2"/>int my_list[] = {27, 32, 55, 1, 3752};</text:p>
            <text:p text:style-name="P5"><text:s text:c="2"/>printArrayMultByTwo(my_list, LIST_SIZE);</text:p>
            <text:p text:style-name="P5"><text:s text:c="2"/>printArrayMultByTwo(my_list, LIST_SIZE);</text:p>
            <text:p text:style-name="P5"><text:s text:c="2"/>printArrayMultByTwo(my_list, LIST_SIZE);</text:p>
            <text:p text:style-name="P5"><text:s text:c="2"/></text:p>
            <text:p text:style-name="P5"><text:s text:c="2"/>return 0;</text:p>
            <text:p text:style-name="P5">}</text:p>
          </table:table-cell>
          <table:table-cell table:style-name="Table1.B2" office:value-type="string">
            <text:p text:style-name="P5">54 64 110 2 7504 </text:p>
            <text:p text:style-name="P5"/>
            <text:p text:style-name="P5">108 128 220 4 15008 </text:p>
            <text:p text:style-name="P5"/>
            <text:p text:style-name="P5">216 256 440 8 30016 </text:p>
            <text:p text:style-name="P5"/>
            <text:p text:style-name="P28">Arrays are pointers and are passed by pointer (which is similar to pass by reference). This topic will be discussed in further detail when we reach pointers.</text:p>
            <text:p text:style-name="P28"/>
            <text:p text:style-name="P29">A way to fix this is by setting a temporary variable to “int_list[i] * 2”. <text:span text:style-name="T22">Example:</text:span></text:p>
            <text:p text:style-name="P29"/>
            <text:p text:style-name="P34">int x;</text:p>
            <text:p text:style-name="P34">for (int i = 0; i &lt; SIZE; ++i)</text:p>
            <text:p text:style-name="P34">{</text:p>
            <text:p text:style-name="P34"><text:s text:c="2"/><text:span text:style-name="T23">x = int_list[i] * 2;</text:span></text:p>
            <text:p text:style-name="P34"><text:s text:c="2"/><text:span text:style-name="T23">cout &lt;&lt; x &lt;&lt; endl;</text:span></text:p>
            <text:p text:style-name="P34">}</text:p>
            <text:p text:style-name="P29"/>
            <text:p text:style-name="P31">Alternatively, <text:span text:style-name="T24">you can </text:span>just print the product:</text:p>
            <text:p text:style-name="P31"/>
            <text:p text:style-name="P33">for (int i = 0; i &lt; SIZE; ++i)</text:p>
            <text:p text:style-name="P33">{</text:p>
            <text:p text:style-name="P33"><text:s text:c="2"/><text:span text:style-name="T23">cout &lt;&lt; (int_list[i] * 2) &lt;&lt; endl;</text:span></text:p>
            <text:p text:style-name="P33">}</text:p>
            <text:p text:style-name="P29"/>
            <text:p text:style-name="P30">For added protection to the array, you can also change <text:span text:style-name="T1">printArrayMultByTwo</text:span>'s parameters to:</text:p>
            <text:p text:style-name="P32"/>
            <text:p text:style-name="P32">(const int_list[], const int SIZE)</text:p>
            <text:p text:style-name="P27"/>
          </table:table-cell>
        </table:table-row>
      </table:table>
      <text:p text:style-name="P2"/>
      <text:list xml:id="list22255191337502" text:continue-numbering="true" text:style-name="L1">
        <text:list-item>
          <text:p text:style-name="P7">(From the book) You know that the `==` operator can be used to test if two string objects are equal. However, recall that the comparison is case sensitive (e.g. "Billy" and "billy" are not equal <text:span text:style-name="T6">strings</text:span>). </text:p>
          <text:p text:style-name="P7"/>
          <text:p text:style-name="P7"><text:span text:style-name="T11">To remedy this, </text:span><text:span text:style-name="T5">write</text:span><text:span text:style-name="T3"> a </text:span><text:span text:style-name="T4">complete</text:span><text:span text:style-name="T3"> program </text:span>that asks a user to enter two names and stores them in string objects. It should then report whether or not, ignoring case, they are the same. </text:p>
        </text:list-item>
      </text:list>
      <text:p text:style-name="P3"/>
      <text:p text:style-name="P3"><text:tab/><text:span text:style-name="T3">Some notes before you begin:</text:span></text:p>
      <text:list xml:id="list4944246722070146306" text:style-name="L2">
        <text:list-item>
          <text:p text:style-name="P13"><text:span text:style-name="T7">No input validation is required </text:span><text:span text:style-name="T9">and you can request the names in any way you would like, however it is required for you to</text:span><text:span text:style-name="T7"> use `getline` to grab </text:span><text:span text:style-name="T9">the</text:span><text:span text:style-name="T7"> names.</text:span></text:p>
        </text:list-item>
        <text:list-item>
          <text:p text:style-name="P13"><text:span text:style-name="T10">Remember to i</text:span><text:span text:style-name="T8">nclude any libraries that may be required.</text:span></text:p>
        </text:list-item>
        <text:list-item>
          <text:p text:style-name="P8">To help the program accomplish its task, it should use two functions in addition to main: upperCaseIt() and sameString(). Here are the function prototypes:</text:p>
        </text:list-item>
      </text:list>
      <text:list xml:id="list22255788457197" text:continue-list="list22255191337502" text:style-name="L1">
        <text:list-header>
          <text:p text:style-name="P6"/>
          <text:p text:style-name="P14">string upperCaseIt(string s);</text:p>
          <text:p text:style-name="P14">bool sameString(string s1, string s2);</text:p>
        </text:list-header>
      </text:list>
      <text:p text:style-name="P24">An example solution of this problem is included on the Git<text:span text:style-name="T19">H</text:span>ub repository <text:span text:style-name="T20">(under the Week 6 Solutions Folder)</text:span>. It is labeled “str-eq-wk6.cpp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0026" officeooo:paragraph-rsid="00110026"/>
    </style:style>
    <style:style style:name="MT1" style:family="text">
      <style:text-properties officeooo:rsid="00304d4e"/>
    </style:style>
    <style:style style:name="MT2" style:family="text">
      <style:text-properties officeooo:rsid="0040e7c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CS 121 – Week <text:span text:style-name="MT1">6</text:span> Worksheet – <text:span text:style-name="MT2">Functions Review – Solutions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Greene</meta:initial-creator>
    <meta:creation-date>2015-09-21T19:26:53.316274601</meta:creation-date>
    <dc:date>2015-09-29T02:22:54.898000000</dc:date>
    <meta:editing-duration>PT1H49M48S</meta:editing-duration>
    <meta:editing-cycles>64</meta:editing-cycles>
    <meta:generator>LibreOffice/4.4.5.2$Windows_x86 LibreOffice_project/a22f674fd25a3b6f45bdebf25400ed2adff0ff99</meta:generator>
    <meta:document-statistic meta:table-count="1" meta:image-count="0" meta:object-count="0" meta:page-count="2" meta:paragraph-count="100" meta:word-count="670" meta:character-count="4012" meta:non-whitespace-character-count="3299"/>
  </office:meta>
</office:document-meta>
</file>